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2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38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59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65cm" fo:min-width="10.70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3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9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74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47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48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2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76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84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8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46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38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98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37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8.01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24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48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911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478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97cm" fo:padding-top="0cm" fo:padding-bottom="0cm" fo:padding-left="0cm" fo:padding-right="0cm"/>
    </style:style>
    <style:style style:name="gr25" style:family="graphic" style:parent-style-name="standard">
      <style:graphic-properties draw:stroke="solid" svg:stroke-width="0.035cm" svg:stroke-color="#000000" draw:fill="solid" draw:fill-color="#000000" fo:padding-top="0.017cm" fo:padding-bottom="0.017cm" fo:padding-left="0.017cm" fo:padding-right="0.017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01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31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font-name="TimesNewRoman1" fo:font-size="12pt" style:font-size-asian="12pt" style:font-name-complex="TimesNewRoman1" style:font-size-complex="12pt"/>
    </style:style>
    <style:style style:name="T2" style:family="text">
      <style:text-properties fo:color="#000000" style:font-name="TimesNewRomanPS1" fo:font-size="16pt" fo:font-weight="bold" style:font-size-asian="16pt" style:font-name-complex="TimesNewRomanPS1" style:font-size-complex="16pt" style:font-weight-complex="bold"/>
    </style:style>
    <style:style style:name="T3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1.234cm" svg:height="0.475cm" svg:x="2.032cm" svg:y="2.64cm">
          <draw:text-box>
            <text:p text:style-name="P1"><text:span text:style-name="T1">Name: </text:span></text:p>
          </draw:text-box>
        </draw:frame>
        <draw:frame draw:style-name="gr2" draw:layer="layout" svg:width="12.382cm" svg:height="0.475cm" svg:x="3.266cm" svg:y="2.64cm">
          <draw:text-box>
            <text:p text:style-name="P1"><text:span text:style-name="T1">_______________ <text:s text:c="7"/>Date: </text:span></text:p>
          </draw:text-box>
        </draw:frame>
        <draw:frame draw:style-name="gr3" draw:layer="layout" svg:width="3.706cm" svg:height="0.475cm" svg:x="15.755cm" svg:y="2.64cm">
          <draw:text-box>
            <text:p text:style-name="P1"><text:span text:style-name="T1">_________________ </text:span></text:p>
          </draw:text-box>
        </draw:frame>
        <draw:frame draw:style-name="gr4" draw:layer="layout" svg:width="0.108cm" svg:height="0.475cm" svg:x="2.032cm" svg:y="3.127cm">
          <draw:text-box>
            <text:p text:style-name="P1"><text:span text:style-name="T1"><text:s/></text:span></text:p>
          </draw:text-box>
        </draw:frame>
        <draw:frame draw:style-name="gr4" draw:layer="layout" svg:width="0.108cm" svg:height="0.475cm" svg:x="2.032cm" svg:y="3.613cm">
          <draw:text-box>
            <text:p text:style-name="P1"><text:span text:style-name="T1"><text:s/></text:span></text:p>
          </draw:text-box>
        </draw:frame>
        <draw:frame draw:style-name="gr5" draw:layer="layout" svg:width="13.849cm" svg:height="0.661cm" svg:x="5.695cm" svg:y="4.139cm">
          <draw:text-box>
            <text:p text:style-name="P1"><text:span text:style-name="T2">05.06 Desk Check: MysteryPrintWriter.java </text:span></text:p>
          </draw:text-box>
        </draw:frame>
        <draw:frame draw:style-name="gr4" draw:layer="layout" svg:width="0.108cm" svg:height="0.475cm" svg:x="2.032cm" svg:y="4.75cm">
          <draw:text-box>
            <text:p text:style-name="P1"><text:span text:style-name="T1"><text:s/></text:span></text:p>
          </draw:text-box>
        </draw:frame>
        <draw:frame draw:style-name="gr6" draw:layer="layout" svg:width="14.37cm" svg:height="0.475cm" svg:x="2.032cm" svg:y="5.237cm">
          <draw:text-box>
            <text:p text:style-name="P1"><text:span text:style-name="T1">Complete a desk check of the MysteryPrintWriter class in the space provided below. </text:span></text:p>
          </draw:text-box>
        </draw:frame>
        <draw:frame draw:style-name="gr4" draw:layer="layout" svg:width="0.108cm" svg:height="0.475cm" svg:x="2.032cm" svg:y="5.724cm">
          <draw:text-box>
            <text:p text:style-name="P1"><text:span text:style-name="T1"><text:s/></text:span></text:p>
          </draw:text-box>
        </draw:frame>
        <draw:frame draw:style-name="gr7" draw:layer="layout" svg:width="6.081cm" svg:height="0.475cm" svg:x="2.032cm" svg:y="6.211cm">
          <draw:text-box>
            <text:p text:style-name="P1"><text:span text:style-name="T1">&lt; 1&gt; <text:s text:c="3"/>import java.io.IOException; </text:span></text:p>
          </draw:text-box>
        </draw:frame>
        <draw:frame draw:style-name="gr8" draw:layer="layout" svg:width="5.831cm" svg:height="0.475cm" svg:x="2.032cm" svg:y="6.697cm">
          <draw:text-box>
            <text:p text:style-name="P1"><text:span text:style-name="T1">&lt; 2&gt; <text:s text:c="3"/>import java.io.PrintWriter; </text:span></text:p>
          </draw:text-box>
        </draw:frame>
        <draw:frame draw:style-name="gr9" draw:layer="layout" svg:width="4.582cm" svg:height="0.475cm" svg:x="2.032cm" svg:y="7.182cm">
          <draw:text-box>
            <text:p text:style-name="P1"><text:span text:style-name="T1">&lt; 3&gt; <text:s text:c="3"/>import java.io.File; </text:span></text:p>
          </draw:text-box>
        </draw:frame>
        <draw:frame draw:style-name="gr10" draw:layer="layout" svg:width="5.569cm" svg:height="0.475cm" svg:x="2.032cm" svg:y="7.669cm">
          <draw:text-box>
            <text:p text:style-name="P1"><text:span text:style-name="T1">&lt; 4&gt; <text:s text:c="3"/>class MysteryPrintWriter </text:span></text:p>
          </draw:text-box>
        </draw:frame>
        <draw:frame draw:style-name="gr11" draw:layer="layout" svg:width="1.526cm" svg:height="0.475cm" svg:x="2.032cm" svg:y="8.156cm">
          <draw:text-box>
            <text:p text:style-name="P1"><text:span text:style-name="T1">&lt; 5&gt; <text:s text:c="3"/>{ </text:span></text:p>
          </draw:text-box>
        </draw:frame>
        <draw:frame draw:style-name="gr12" draw:layer="layout" svg:width="11.851cm" svg:height="0.475cm" svg:x="2.032cm" svg:y="8.643cm">
          <draw:text-box>
            <text:p text:style-name="P1"><text:span text:style-name="T1">&lt; 6&gt; <text:s text:c="7"/>public static void main (String [ ] args) throws IOException </text:span></text:p>
          </draw:text-box>
        </draw:frame>
        <draw:frame draw:style-name="gr13" draw:layer="layout" svg:width="1.949cm" svg:height="0.475cm" svg:x="2.032cm" svg:y="9.13cm">
          <draw:text-box>
            <text:p text:style-name="P1"><text:span text:style-name="T1">&lt; 7&gt; <text:s text:c="7"/>{ </text:span></text:p>
          </draw:text-box>
        </draw:frame>
        <draw:frame draw:style-name="gr14" draw:layer="layout" svg:width="2.593cm" svg:height="0.475cm" svg:x="2.032cm" svg:y="9.616cm">
          <draw:text-box>
            <text:p text:style-name="P1"><text:span text:style-name="T1">&lt; 8&gt; <text:s text:c="16"/></text:span></text:p>
          </draw:text-box>
        </draw:frame>
        <draw:frame draw:style-name="gr15" draw:layer="layout" svg:width="12.528cm" svg:height="0.475cm" svg:x="2.032cm" svg:y="10.103cm">
          <draw:text-box>
            <text:p text:style-name="P1"><text:span text:style-name="T1">&lt; 9&gt; <text:s text:c="11"/>PrintWriter outFile = new PrintWriter(new File("bah.txt")); <text:s text:c="3"/></text:span></text:p>
          </draw:text-box>
        </draw:frame>
        <draw:frame draw:style-name="gr16" draw:layer="layout" svg:width="2.487cm" svg:height="0.475cm" svg:x="2.032cm" svg:y="10.59cm">
          <draw:text-box>
            <text:p text:style-name="P1"><text:span text:style-name="T1">&lt;10&gt; <text:s text:c="14"/></text:span></text:p>
          </draw:text-box>
        </draw:frame>
        <draw:frame draw:style-name="gr17" draw:layer="layout" svg:width="9.066cm" svg:height="0.475cm" svg:x="2.032cm" svg:y="11.077cm">
          <draw:text-box>
            <text:p text:style-name="P1"><text:span text:style-name="T1">&lt;11&gt; <text:s text:c="11"/>for (int loop = 1; loop &lt;= 10; loop++) <text:s text:c="4"/></text:span></text:p>
          </draw:text-box>
        </draw:frame>
        <draw:frame draw:style-name="gr18" draw:layer="layout" svg:width="2.479cm" svg:height="0.475cm" svg:x="2.032cm" svg:y="11.564cm">
          <draw:text-box>
            <text:p text:style-name="P1"><text:span text:style-name="T1">&lt;12&gt; <text:s text:c="11"/>{ </text:span></text:p>
          </draw:text-box>
        </draw:frame>
        <draw:frame draw:style-name="gr19" draw:layer="layout" svg:width="18.053cm" svg:height="0.475cm" svg:x="2.032cm" svg:y="12.051cm">
          <draw:text-box>
            <text:p text:style-name="P1"><text:span text:style-name="T1">&lt;13&gt; <text:s text:c="16"/>outFile.println(loop + " " + (char)(83)+(char)(104)+(char)(101)+(char)(101)+(char)(112)); </text:span></text:p>
          </draw:text-box>
        </draw:frame>
        <draw:frame draw:style-name="gr20" draw:layer="layout" svg:width="5.344cm" svg:height="0.475cm" svg:x="2.032cm" svg:y="12.537cm">
          <draw:text-box>
            <text:p text:style-name="P1"><text:span text:style-name="T1">&lt;14&gt; <text:s text:c="12"/>}//end of for loop </text:span></text:p>
          </draw:text-box>
        </draw:frame>
        <draw:frame draw:style-name="gr21" draw:layer="layout" svg:width="10.581cm" svg:height="0.475cm" svg:x="2.032cm" svg:y="13.024cm">
          <draw:text-box>
            <text:p text:style-name="P1"><text:span text:style-name="T1">&lt;15&gt; <text:s text:c="12"/>outFile.close ( ); <text:s text:c="3"/>//close the file when finished <text:s/></text:span></text:p>
          </draw:text-box>
        </draw:frame>
        <draw:frame draw:style-name="gr22" draw:layer="layout" svg:width="3.016cm" svg:height="0.475cm" svg:x="2.032cm" svg:y="13.511cm">
          <draw:text-box>
            <text:p text:style-name="P1"><text:span text:style-name="T1">&lt;16&gt; <text:s text:c="19"/></text:span></text:p>
          </draw:text-box>
        </draw:frame>
        <draw:frame draw:style-name="gr23" draw:layer="layout" svg:width="5.582cm" svg:height="0.475cm" svg:x="2.032cm" svg:y="13.998cm">
          <draw:text-box>
            <text:p text:style-name="P1"><text:span text:style-name="T1">&lt;17&gt; <text:s text:c="6"/>}//end of main method </text:span></text:p>
          </draw:text-box>
        </draw:frame>
        <draw:frame draw:style-name="gr24" draw:layer="layout" svg:width="4.074cm" svg:height="0.475cm" svg:x="2.032cm" svg:y="14.485cm">
          <draw:text-box>
            <text:p text:style-name="P1"><text:span text:style-name="T1">&lt;18&gt; <text:s text:c="5"/>}//end of class </text:span></text:p>
          </draw:text-box>
        </draw:frame>
        <draw:frame draw:style-name="gr4" draw:layer="layout" svg:width="0.108cm" svg:height="0.475cm" svg:x="2.032cm" svg:y="14.972cm">
          <draw:text-box>
            <text:p text:style-name="P1"><text:span text:style-name="T1"><text:s/></text:span></text:p>
          </draw:text-box>
        </draw:frame>
        <draw:frame draw:style-name="gr4" draw:layer="layout" svg:width="0.108cm" svg:height="0.475cm" svg:x="2.032cm" svg:y="15.458cm">
          <draw:text-box>
            <text:p text:style-name="P1"><text:span text:style-name="T1"><text:s/></text:span></text:p>
          </draw:text-box>
        </draw:frame>
        <draw:polygon draw:style-name="gr25" draw:layer="layout" svg:width="18.139cm" svg:height="0.025cm" svg:x="1.979cm" svg:y="16.334cm" svg:viewBox="0 0 18140 26" draw:points="0,26 18140,26 18140,0 0,0">
          <text:p/>
        </draw:polygon>
        <draw:frame draw:style-name="gr26" draw:layer="layout" svg:width="1.556cm" svg:height="0.497cm" svg:x="2.032cm" svg:y="15.952cm">
          <draw:text-box>
            <text:p text:style-name="P1"><text:span text:style-name="T3">Lines <text:s/></text:span></text:p>
          </draw:text-box>
        </draw:frame>
        <draw:frame draw:style-name="gr27" draw:layer="layout" svg:width="1.005cm" svg:height="0.475cm" svg:x="2.032cm" svg:y="16.46cm">
          <draw:text-box>
            <text:p text:style-name="P1"><text:span text:style-name="T1">&lt; <text:s/>1&gt; </text:span></text:p>
          </draw:text-box>
        </draw:frame>
        <draw:frame draw:style-name="gr27" draw:layer="layout" svg:width="1.005cm" svg:height="0.475cm" svg:x="2.032cm" svg:y="16.946cm">
          <draw:text-box>
            <text:p text:style-name="P1"><text:span text:style-name="T1">&lt; <text:s/>2&gt; </text:span></text:p>
          </draw:text-box>
        </draw:frame>
        <draw:frame draw:style-name="gr27" draw:layer="layout" svg:width="1.005cm" svg:height="0.475cm" svg:x="2.032cm" svg:y="17.433cm">
          <draw:text-box>
            <text:p text:style-name="P1"><text:span text:style-name="T1">&lt; <text:s/>3&gt; </text:span></text:p>
          </draw:text-box>
        </draw:frame>
        <draw:frame draw:style-name="gr27" draw:layer="layout" svg:width="1.005cm" svg:height="0.475cm" svg:x="2.032cm" svg:y="17.92cm">
          <draw:text-box>
            <text:p text:style-name="P1"><text:span text:style-name="T1">&lt; <text:s/>4&gt; </text:span></text:p>
          </draw:text-box>
        </draw:frame>
        <draw:frame draw:style-name="gr27" draw:layer="layout" svg:width="1.005cm" svg:height="0.475cm" svg:x="2.032cm" svg:y="18.407cm">
          <draw:text-box>
            <text:p text:style-name="P1"><text:span text:style-name="T1">&lt; <text:s/>5&gt; </text:span></text:p>
          </draw:text-box>
        </draw:frame>
        <draw:frame draw:style-name="gr27" draw:layer="layout" svg:width="1.005cm" svg:height="0.475cm" svg:x="2.032cm" svg:y="18.894cm">
          <draw:text-box>
            <text:p text:style-name="P1"><text:span text:style-name="T1">&lt; <text:s/>6&gt; </text:span></text:p>
          </draw:text-box>
        </draw:frame>
        <draw:frame draw:style-name="gr27" draw:layer="layout" svg:width="1.005cm" svg:height="0.475cm" svg:x="2.032cm" svg:y="19.378cm">
          <draw:text-box>
            <text:p text:style-name="P1"><text:span text:style-name="T1">&lt; <text:s/>7&gt; </text:span></text:p>
          </draw:text-box>
        </draw:frame>
        <draw:frame draw:style-name="gr27" draw:layer="layout" svg:width="1.005cm" svg:height="0.475cm" svg:x="2.032cm" svg:y="19.865cm">
          <draw:text-box>
            <text:p text:style-name="P1"><text:span text:style-name="T1">&lt; <text:s/>8&gt; </text:span></text:p>
          </draw:text-box>
        </draw:frame>
        <draw:frame draw:style-name="gr27" draw:layer="layout" svg:width="1.005cm" svg:height="0.475cm" svg:x="2.032cm" svg:y="20.352cm">
          <draw:text-box>
            <text:p text:style-name="P1"><text:span text:style-name="T1">&lt; <text:s/>9&gt; </text:span></text:p>
          </draw:text-box>
        </draw:frame>
        <draw:frame draw:style-name="gr27" draw:layer="layout" svg:width="1.005cm" svg:height="0.475cm" svg:x="2.032cm" svg:y="20.839cm">
          <draw:text-box>
            <text:p text:style-name="P1"><text:span text:style-name="T1">&lt;10&gt; </text:span></text:p>
          </draw:text-box>
        </draw:frame>
        <draw:frame draw:style-name="gr27" draw:layer="layout" svg:width="0.988cm" svg:height="0.475cm" svg:x="2.032cm" svg:y="21.326cm">
          <draw:text-box>
            <text:p text:style-name="P1"><text:span text:style-name="T1">&lt;11&gt; </text:span></text:p>
          </draw:text-box>
        </draw:frame>
        <draw:frame draw:style-name="gr27" draw:layer="layout" svg:width="1.005cm" svg:height="0.475cm" svg:x="2.032cm" svg:y="21.813cm">
          <draw:text-box>
            <text:p text:style-name="P1"><text:span text:style-name="T1">&lt;12&gt; </text:span></text:p>
          </draw:text-box>
        </draw:frame>
        <draw:frame draw:style-name="gr27" draw:layer="layout" svg:width="1.005cm" svg:height="0.475cm" svg:x="2.032cm" svg:y="22.299cm">
          <draw:text-box>
            <text:p text:style-name="P1"><text:span text:style-name="T1">&lt;13&gt; </text:span></text:p>
          </draw:text-box>
        </draw:frame>
        <draw:frame draw:style-name="gr27" draw:layer="layout" svg:width="1.005cm" svg:height="0.475cm" svg:x="2.032cm" svg:y="22.786cm">
          <draw:text-box>
            <text:p text:style-name="P1"><text:span text:style-name="T1">&lt;14&gt; </text:span></text:p>
          </draw:text-box>
        </draw:frame>
        <draw:frame draw:style-name="gr27" draw:layer="layout" svg:width="1.005cm" svg:height="0.475cm" svg:x="2.032cm" svg:y="23.273cm">
          <draw:text-box>
            <text:p text:style-name="P1"><text:span text:style-name="T1">&lt;15&gt; </text:span></text:p>
          </draw:text-box>
        </draw:frame>
        <draw:frame draw:style-name="gr27" draw:layer="layout" svg:width="1.005cm" svg:height="0.475cm" svg:x="2.032cm" svg:y="23.76cm">
          <draw:text-box>
            <text:p text:style-name="P1"><text:span text:style-name="T1">&lt;16&gt; </text:span></text:p>
          </draw:text-box>
        </draw:frame>
        <draw:frame draw:style-name="gr27" draw:layer="layout" svg:width="1.005cm" svg:height="0.475cm" svg:x="2.032cm" svg:y="24.247cm">
          <draw:text-box>
            <text:p text:style-name="P1"><text:span text:style-name="T1">&lt;17&gt; </text:span></text:p>
          </draw:text-box>
        </draw:frame>
        <draw:frame draw:style-name="gr27" draw:layer="layout" svg:width="1.005cm" svg:height="0.475cm" svg:x="2.032cm" svg:y="24.734cm">
          <draw:text-box>
            <text:p text:style-name="P1"><text:span text:style-name="T1">&lt;18&gt; </text:span></text:p>
          </draw:text-box>
        </draw:frame>
        <draw:frame draw:style-name="gr28" draw:layer="layout" svg:width="0.425cm" svg:height="0.475cm" svg:x="3.301cm" svg:y="24.734cm">
          <draw:text-box>
            <text:p text:style-name="P1"><text:span text:style-name="T1"><text:s text:c="4"/></text:span></text:p>
          </draw:text-box>
        </draw:frame>
        <draw:frame draw:style-name="gr4" draw:layer="layout" svg:width="0.108cm" svg:height="0.475cm" svg:x="2.032cm" svg:y="25.22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6cm" fo:margin-bottom="1cm" fo:margin-left="1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1"/>
    <meta:generator>LibreOffice/4.2.8.2$Linux_x86 LibreOffice_project/420m0$Build-2</meta:generator>
  </office:meta>
</office:document-meta>
</file>